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non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229.53pt" svg:y="0pt">
            <loext:p draw:notify-on-update-of-ranges="Sheet1.Q1:Sheet1.Q9 Sheet1.M4:Sheet1.M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220.34pt" svg:y="285pt">
            <loext:p draw:notify-on-update-of-ranges="Sheet1.N4:Sheet1.N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1" table:number-columns-repeated="10" table:default-cell-style-name="Default"/>
        <table:table-column table:style-name="co1" table:number-columns-repeated="4" table:default-cell-style-name="ce3"/>
        <table:table-column table:style-name="co2" table:default-cell-style-name="Default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375 Hidden Dimensions, 3000 Iterations, 1 Time, 1 Hidden Layer</text:p>
          </table:table-cell>
          <table:covered-table-cell table:style-name="ce2"/>
          <table:covered-table-cell table:style-name="ce1"/>
          <table:covered-table-cell table:style-name="ce2"/>
          <table:covered-table-cell table:style-name="ce1"/>
          <table:covered-table-cell table:style-name="ce2"/>
          <table:covered-table-cell table:style-name="ce1"/>
          <table:covered-table-cell table:style-name="ce2"/>
          <table:covered-table-cell table:style-name="ce1"/>
          <table:covered-table-cell table:style-name="ce2"/>
          <table:covered-table-cell table:style-name="ce1"/>
          <table:covered-table-cell table:style-name="ce2"/>
          <table:covered-table-cell table:style-name="ce1"/>
          <table:covered-table-cell table:style-name="ce2"/>
          <table:covered-table-cell table:style-name="ce1"/>
          <table:covered-table-cell table:style-name="ce2"/>
          <table:table-cell table:style-name="ce4" office:value-type="string" calcext:value-type="string">
            <text:p>ds train = 0.1, ds predict = 0.1</text:p>
          </table:table-cell>
          <table:table-cell table:style-name="ce2" table:number-columns-repeated="1007"/>
        </table:table-row>
        <table:table-row table:style-name="ro1">
          <table:table-cell table:style-name="ce2" table:number-columns-repeated="2"/>
          <table:table-cell table:style-name="ce1" office:value-type="string" calcext:value-type="string" table:number-columns-spanned="2" table:number-rows-spanned="1">
            <text:p>Trial 1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Trail 2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Trail 3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Trail 4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Trail 5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Average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Std. Dev.</text:p>
          </table:table-cell>
          <table:covered-table-cell table:style-name="ce2"/>
          <table:table-cell table:style-name="ce4" office:value-type="string" calcext:value-type="string">
            <text:p>ds train = 0.1, ds predict = 0.01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Train ds</text:p>
          </table:table-cell>
          <table:table-cell office:value-type="string" calcext:value-type="string">
            <text:p>Predict ds</text:p>
          </table:table-cell>
          <table:table-cell table:style-name="ce3" office:value-type="string" calcext:value-type="string">
            <text:p>Loss Func.</text:p>
          </table:table-cell>
          <table:table-cell table:style-name="ce3" office:value-type="string" calcext:value-type="string">
            <text:p>Ave. Diff.</text:p>
          </table:table-cell>
          <table:table-cell table:style-name="ce3" office:value-type="string" calcext:value-type="string">
            <text:p>Loss Func.</text:p>
          </table:table-cell>
          <table:table-cell table:style-name="ce3" office:value-type="string" calcext:value-type="string">
            <text:p>Ave. Diff.</text:p>
          </table:table-cell>
          <table:table-cell table:style-name="ce3" office:value-type="string" calcext:value-type="string">
            <text:p>Loss Func.</text:p>
          </table:table-cell>
          <table:table-cell table:style-name="ce3" office:value-type="string" calcext:value-type="string">
            <text:p>Ave. Diff.</text:p>
          </table:table-cell>
          <table:table-cell table:style-name="ce3" office:value-type="string" calcext:value-type="string">
            <text:p>Loss Func.</text:p>
          </table:table-cell>
          <table:table-cell table:style-name="ce3" office:value-type="string" calcext:value-type="string">
            <text:p>Ave. Diff.</text:p>
          </table:table-cell>
          <table:table-cell table:style-name="ce3" office:value-type="string" calcext:value-type="string">
            <text:p>Loss Func.</text:p>
          </table:table-cell>
          <table:table-cell table:style-name="ce3" office:value-type="string" calcext:value-type="string">
            <text:p>Ave. Diff.</text:p>
          </table:table-cell>
          <table:table-cell office:value-type="string" calcext:value-type="string">
            <text:p>Loss Func.</text:p>
          </table:table-cell>
          <table:table-cell office:value-type="string" calcext:value-type="string">
            <text:p>Ave. Diff.</text:p>
          </table:table-cell>
          <table:table-cell office:value-type="string" calcext:value-type="string">
            <text:p>Loss Func.</text:p>
          </table:table-cell>
          <table:table-cell office:value-type="string" calcext:value-type="string">
            <text:p>Ave. Diff.</text:p>
          </table:table-cell>
          <table:table-cell table:style-name="ce4" office:value-type="string" calcext:value-type="string">
            <text:p>ds train = 0.1, ds predict = 0.001</text:p>
          </table:table-cell>
          <table:table-cell table:style-name="ce3" table:number-columns-repeated="1007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11785" calcext:value-type="float">
            <text:p>0.011785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0.017067158" calcext:value-type="float">
            <text:p>0.017067158</text:p>
          </table:table-cell>
          <table:table-cell office:value-type="float" office:value="0.00000037" calcext:value-type="float">
            <text:p>0.00000037</text:p>
          </table:table-cell>
          <table:table-cell office:value-type="float" office:value="0.00337209" calcext:value-type="float">
            <text:p>0.00337209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0.00780173" calcext:value-type="float">
            <text:p>0.00780173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004320428" calcext:value-type="float">
            <text:p>0.004320428</text:p>
          </table:table-cell>
          <table:table-cell table:formula="of:=AVERAGE([.K4];[.I4];[.G4];[.E4];[.C4])" office:value-type="float" office:value="0.000048874" calcext:value-type="float">
            <text:p>0.000048874</text:p>
          </table:table-cell>
          <table:table-cell table:formula="of:=AVERAGE([.J4];[.H4];[.F4];[.D4];[.L4])" office:value-type="float" office:value="0.0088692812" calcext:value-type="float">
            <text:p>0.0088692812</text:p>
          </table:table-cell>
          <table:table-cell table:number-columns-repeated="2"/>
          <table:table-cell table:style-name="ce4" office:value-type="string" calcext:value-type="string">
            <text:p>ds train = 0.01, ds predict = 0.1</text:p>
          </table:table-cell>
          <table:table-cell table:number-columns-repeated="1007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0.03800359" calcext:value-type="float">
            <text:p>0.03800359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5923609" calcext:value-type="float">
            <text:p>0.005923609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0.004693838" calcext:value-type="float">
            <text:p>0.004693838</text:p>
          </table:table-cell>
          <table:table-cell office:value-type="float" office:value="0.00000096" calcext:value-type="float">
            <text:p>0.00000096</text:p>
          </table:table-cell>
          <table:table-cell office:value-type="float" office:value="0.024375862" calcext:value-type="float">
            <text:p>0.024375862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2292235" calcext:value-type="float">
            <text:p>0.002292235</text:p>
          </table:table-cell>
          <table:table-cell table:formula="of:=AVERAGE([.K5];[.I5];[.G5];[.E5];[.C5])" office:value-type="float" office:value="0.000037192" calcext:value-type="float">
            <text:p>0.000037192</text:p>
          </table:table-cell>
          <table:table-cell table:formula="of:=AVERAGE([.J5];[.H5];[.F5];[.D5];[.L5])" office:value-type="float" office:value="0.0150578268" calcext:value-type="float">
            <text:p>0.0150578268</text:p>
          </table:table-cell>
          <table:table-cell table:number-columns-repeated="2"/>
          <table:table-cell table:style-name="ce4" office:value-type="string" calcext:value-type="string">
            <text:p>ds train = 0.01, ds predict = 0.01</text:p>
          </table:table-cell>
          <table:table-cell table:number-columns-repeated="1007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00363536" calcext:value-type="float">
            <text:p>0.00363536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2754948" calcext:value-type="float">
            <text:p>0.002754948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0.007488946" calcext:value-type="float">
            <text:p>0.007488946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263492" calcext:value-type="float">
            <text:p>0.0263492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251747" calcext:value-type="float">
            <text:p>0.00251747</text:p>
          </table:table-cell>
          <table:table-cell table:formula="of:=AVERAGE([.K6];[.I6];[.G6];[.E6];[.C6])" office:value-type="float" office:value="0.0000496" calcext:value-type="float">
            <text:p>0.0000496</text:p>
          </table:table-cell>
          <table:table-cell table:formula="of:=AVERAGE([.J6];[.H6];[.F6];[.D6];[.L6])" office:value-type="float" office:value="0.0085491848" calcext:value-type="float">
            <text:p>0.0085491848</text:p>
          </table:table-cell>
          <table:table-cell table:number-columns-repeated="2"/>
          <table:table-cell table:style-name="ce4" office:value-type="string" calcext:value-type="string">
            <text:p>ds train = 0.01, ds predict = 0.001</text:p>
          </table:table-cell>
          <table:table-cell table:number-columns-repeated="1007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0.00921495" calcext:value-type="float">
            <text:p>0.00921495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0.0040943" calcext:value-type="float">
            <text:p>0.0040943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0.0108205" calcext:value-type="float">
            <text:p>0.010820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7648138" calcext:value-type="float">
            <text:p>0.007648138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003596737" calcext:value-type="float">
            <text:p>0.003596737</text:p>
          </table:table-cell>
          <table:table-cell table:formula="of:=AVERAGE([.K7];[.I7];[.G7];[.E7];[.C7])" office:value-type="float" office:value="0.000054" calcext:value-type="float">
            <text:p>0.000054</text:p>
          </table:table-cell>
          <table:table-cell table:formula="of:=AVERAGE([.J7];[.H7];[.F7];[.D7];[.L7])" office:value-type="float" office:value="0.007074925" calcext:value-type="float">
            <text:p>0.007074925</text:p>
          </table:table-cell>
          <table:table-cell table:number-columns-repeated="2"/>
          <table:table-cell table:style-name="ce4" office:value-type="string" calcext:value-type="string">
            <text:p>ds train = 0.001, ds predict = 0.1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0.01" calcext:value-type="float">
            <text:p>0.01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1575107" calcext:value-type="float">
            <text:p>0.01575107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834174" calcext:value-type="float">
            <text:p>0.00834174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007659745" calcext:value-type="float">
            <text:p>0.007659745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0.00865195" calcext:value-type="float">
            <text:p>0.00865195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.03926323" calcext:value-type="float">
            <text:p>0.03926323</text:p>
          </table:table-cell>
          <table:table-cell table:formula="of:=AVERAGE([.K8];[.I8];[.G8];[.E8];[.C8])" office:value-type="float" office:value="0.000045" calcext:value-type="float">
            <text:p>0.000045</text:p>
          </table:table-cell>
          <table:table-cell table:formula="of:=AVERAGE([.J8];[.H8];[.F8];[.D8];[.L8])" office:value-type="float" office:value="0.015933547" calcext:value-type="float">
            <text:p>0.015933547</text:p>
          </table:table-cell>
          <table:table-cell table:number-columns-repeated="2"/>
          <table:table-cell table:style-name="ce4" office:value-type="string" calcext:value-type="string">
            <text:p>ds train = 0.001, ds predict = 0.01</text:p>
          </table:table-cell>
          <table:table-cell table:number-columns-repeated="1007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78" calcext:value-type="float">
            <text:p>0.00000078</text:p>
          </table:table-cell>
          <table:table-cell office:value-type="float" office:value="0.02173547" calcext:value-type="float">
            <text:p>0.02173547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002588958" calcext:value-type="float">
            <text:p>0.002588958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3022633" calcext:value-type="float">
            <text:p>0.003022633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0.030510767" calcext:value-type="float">
            <text:p>0.030510767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496545" calcext:value-type="float">
            <text:p>0.00496545</text:p>
          </table:table-cell>
          <table:table-cell table:formula="of:=AVERAGE([.K9];[.I9];[.G9];[.E9];[.C9])" office:value-type="float" office:value="0.000055156" calcext:value-type="float">
            <text:p>0.000055156</text:p>
          </table:table-cell>
          <table:table-cell table:formula="of:=AVERAGE([.J9];[.H9];[.F9];[.D9];[.L9])" office:value-type="float" office:value="0.0125646556" calcext:value-type="float">
            <text:p>0.0125646556</text:p>
          </table:table-cell>
          <table:table-cell table:number-columns-repeated="2"/>
          <table:table-cell table:style-name="ce4" office:value-type="string" calcext:value-type="string">
            <text:p>ds train = 0.001, ds predict = 0.001</text:p>
          </table:table-cell>
          <table:table-cell table:number-columns-repeated="1007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320814" calcext:value-type="float">
            <text:p>0.00320814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618467" calcext:value-type="float">
            <text:p>0.00618467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0.0033601" calcext:value-type="float">
            <text:p>0.0033601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943734" calcext:value-type="float">
            <text:p>0.00943734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0.0361307" calcext:value-type="float">
            <text:p>0.0361307</text:p>
          </table:table-cell>
          <table:table-cell table:formula="of:=AVERAGE([.K10];[.I10];[.G10];[.E10];[.C10])" office:value-type="float" office:value="0.0000406" calcext:value-type="float">
            <text:p>0.0000406</text:p>
          </table:table-cell>
          <table:table-cell table:formula="of:=AVERAGE([.J10];[.H10];[.F10];[.D10];[.L10])" office:value-type="float" office:value="0.01166419" calcext:value-type="float">
            <text:p>0.01166419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331025" calcext:value-type="float">
            <text:p>0.00331025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1065707" calcext:value-type="float">
            <text:p>0.01065707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0.0040445" calcext:value-type="float">
            <text:p>0.0040445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499917" calcext:value-type="float">
            <text:p>0.00499917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00282776" calcext:value-type="float">
            <text:p>0.00282776</text:p>
          </table:table-cell>
          <table:table-cell table:formula="of:=AVERAGE([.K11];[.I11];[.G11];[.E11];[.C11])" office:value-type="float" office:value="0.0000556" calcext:value-type="float">
            <text:p>0.0000556</text:p>
          </table:table-cell>
          <table:table-cell table:formula="of:=AVERAGE([.J11];[.H11];[.F11];[.D11];[.L11])" office:value-type="float" office:value="0.00516775" calcext:value-type="float">
            <text:p>0.00516775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.001" calcext:value-type="float">
            <text:p>0.001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817019" calcext:value-type="float">
            <text:p>0.00817019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0745343" calcext:value-type="float">
            <text:p>0.00745343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0.03078001" calcext:value-type="float">
            <text:p>0.03078001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018462228" calcext:value-type="float">
            <text:p>0.018462228</text:p>
          </table:table-cell>
          <table:table-cell office:value-type="float" office:value="0.000721" calcext:value-type="float">
            <text:p>0.000721</text:p>
          </table:table-cell>
          <table:table-cell office:value-type="float" office:value="0.0359636" calcext:value-type="float">
            <text:p>0.0359636</text:p>
          </table:table-cell>
          <table:table-cell table:formula="of:=AVERAGE([.K12];[.I12];[.G12];[.E12];[.C12])" office:value-type="float" office:value="0.0002072" calcext:value-type="float">
            <text:p>0.0002072</text:p>
          </table:table-cell>
          <table:table-cell table:formula="of:=AVERAGE([.J12];[.H12];[.F12];[.D12];[.L12])" office:value-type="float" office:value="0.0201658916" calcext:value-type="float">
            <text:p>0.0201658916</text:p>
          </table:table-cell>
          <table:table-cell table:number-columns-repeated="101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20:55:39.962864523</meta:creation-date>
    <dc:date>2019-04-12T09:29:09.950833046</dc:date>
    <meta:editing-duration>PT10H48M56S</meta:editing-duration>
    <meta:editing-cycles>3</meta:editing-cycles>
    <meta:generator>LibreOffice/5.1.6.2$Linux_X86_64 LibreOffice_project/10m0$Build-2</meta:generator>
    <meta:document-statistic meta:table-count="1" meta:cell-count="1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15cm" svg:y="0.315cm" chart:style-name="ch2">
          <text:p>Average Value of Loss Function</text:p>
        </chart:title>
        <chart:subtitle svg:x="3.382cm" svg:y="1.28cm" chart:style-name="ch3">
          <text:p>375 Neurons, 1 Hidden Layer, 1 Time, 3000 Iterations</text:p>
        </chart:subtitle>
        <chart:plot-area chart:style-name="ch4" table:cell-range-address="Sheet1.Q1:Sheet1.Q9 Sheet1.M4:Sheet1.M12" chart:data-source-has-labels="row" svg:x="1.324cm" svg:y="2.105cm" svg:width="14.356cm" svg:height="5.741cm">
          <chartooo:coordinate-region svg:x="2.833cm" svg:y="2.312cm" svg:width="12.847cm" svg:height="4.872cm"/>
          <chart:axis chart:dimension="x" chart:name="primary-x" chart:style-name="ch5">
            <chart:title svg:x="6.243cm" svg:y="8.027cm" chart:style-name="ch6">
              <text:p>ds train, ds predict combination</text:p>
            </chart:title>
          </chart:axis>
          <chart:axis chart:dimension="y" chart:name="primary-y" chart:style-name="ch7">
            <chart:title svg:x="0.451cm" svg:y="7.258cm" chart:style-name="ch8">
              <text:p>Average Value of Loss Function</text:p>
            </chart:title>
          </chart:axis>
          <chart:series chart:style-name="ch9" chart:values-cell-range-address="Sheet1.M4:Sheet1.M12" chart:label-cell-address="Sheet1.Q1:Sheet1.Q9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 train = 0.1, ds predict = 0.1 ds train = 0.1, ds predict = 0.01 ds train = 0.1, ds predict = 0.001 ds train = 0.01, ds predict = 0.1 ds train = 0.01, ds predict = 0.01 ds train = 0.01, ds predict = 0.001 ds train = 0.001, ds predict = 0.1 ds train = 0.001, ds predict = 0.01 ds train = 0.001, ds predict = 0.001</text:p>
                <text:list>
                  <text:list-item>
                    <text:p>ds train = 0.1, ds predict = 0.1</text:p>
                  </text:list-item>
                  <text:list-item>
                    <text:p>ds train = 0.1, ds predict = 0.01</text:p>
                  </text:list-item>
                  <text:list-item>
                    <text:p>ds train = 0.1, ds predict = 0.001</text:p>
                  </text:list-item>
                  <text:list-item>
                    <text:p>ds train = 0.01, ds predict = 0.1</text:p>
                  </text:list-item>
                  <text:list-item>
                    <text:p>ds train = 0.01, ds predict = 0.01</text:p>
                  </text:list-item>
                  <text:list-item>
                    <text:p>ds train = 0.01, ds predict = 0.001</text:p>
                  </text:list-item>
                  <text:list-item>
                    <text:p>ds train = 0.001, ds predict = 0.1</text:p>
                  </text:list-item>
                  <text:list-item>
                    <text:p>ds train = 0.001, ds predict = 0.01</text:p>
                  </text:list-item>
                  <text:list-item>
                    <text:p>ds train = 0.001, ds predict = 0.001</text:p>
                  </text:list-item>
                </text:list>
                <draw:g>
                  <svg:desc>Sheet1.Q1:Sheet1.Q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48874">
                <text:p>0.000048874</text:p>
                <draw:g>
                  <svg:desc>Sheet1.M4:Sheet1.M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37192">
                <text:p>0.000037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496">
                <text:p>0.0000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55156">
                <text:p>0.000055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406">
                <text:p>0.00004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556">
                <text:p>0.0000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072">
                <text:p>0.00020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65cm" svg:y="0.315cm" chart:style-name="ch2">
          <text:p>Average Difference from odeint Results</text:p>
        </chart:title>
        <chart:subtitle svg:x="3.382cm" svg:y="1.28cm" chart:style-name="ch3">
          <text:p>375 Neurons, 1 Hidden Layer, 1 Time, 3000 Iterations</text:p>
        </chart:subtitle>
        <chart:plot-area chart:style-name="ch4" table:cell-range-address="Sheet1.N4:Sheet1.N12" svg:x="1.324cm" svg:y="2.105cm" svg:width="14.356cm" svg:height="5.741cm">
          <chartooo:coordinate-region svg:x="2.446cm" svg:y="2.312cm" svg:width="13.234cm" svg:height="4.872cm"/>
          <chart:axis chart:dimension="x" chart:name="primary-x" chart:style-name="ch5">
            <chart:title svg:x="6.243cm" svg:y="8.027cm" chart:style-name="ch6">
              <text:p>ds train, ds predict combination</text:p>
            </chart:title>
          </chart:axis>
          <chart:axis chart:dimension="y" chart:name="primary-y" chart:style-name="ch7">
            <chart:title svg:x="0.451cm" svg:y="6.351cm" chart:style-name="ch8">
              <text:p>Average Difference</text:p>
            </chart:title>
          </chart:axis>
          <chart:series chart:style-name="ch9" chart:values-cell-range-address="Sheet1.N4:Sheet1.N12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8692812">
                <text:p>0.0088692812</text:p>
                <draw:g>
                  <svg:desc>Sheet1.N4:Sheet1.N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0578268">
                <text:p>0.0150578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5491848">
                <text:p>0.0085491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074925">
                <text:p>0.007074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5933547">
                <text:p>0.0159335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5646556">
                <text:p>0.0125646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66419">
                <text:p>0.011664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16775">
                <text:p>0.005167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1658916">
                <text:p>0.02016589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